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5pt" fo:language="zxx" fo:country="none" fo:font-weight="bold" officeooo:rsid="0007b8ba" officeooo:paragraph-rsid="0007b8b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bold" officeooo:rsid="0007b8ba" officeooo:paragraph-rsid="0007b8b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7b8ba" officeooo:paragraph-rsid="0007b8ba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7b8ba" officeooo:paragraph-rsid="0009b7c2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841e5" officeooo:paragraph-rsid="000841e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86f78" officeooo:paragraph-rsid="0009b7c2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9b7c2" officeooo:paragraph-rsid="0009b7c2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abed6" officeooo:paragraph-rsid="000a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ae2f5" officeooo:paragraph-rsid="000ae2f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c548c" officeooo:paragraph-rsid="000c548c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c548c" officeooo:paragraph-rsid="000d341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d3419" officeooo:paragraph-rsid="000d341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dbb4d" officeooo:paragraph-rsid="000dbb4d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1" style:family="text">
      <style:text-properties officeooo:rsid="0009b7c2"/>
    </style:style>
    <style:style style:name="T2" style:family="text">
      <style:text-properties officeooo:rsid="000ae2f5"/>
    </style:style>
    <style:style style:name="T3" style:family="text">
      <style:text-properties officeooo:rsid="000c548c"/>
    </style:style>
    <style:style style:name="T4" style:family="text">
      <style:text-properties officeooo:rsid="000d3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-TD 2 : Appel de fonctions</text:p>
      <text:p text:style-name="P1">CEP</text:p>
      <text:p text:style-name="P2"/>
      <text:p text:style-name="P2">Ex. 1 : Compréhension d'exemples détaillés</text:p>
      <text:p text:style-name="P3"/>
      <text:p text:style-name="P5">Q1) Voir dernière séance</text:p>
      <text:p text:style-name="P6">Q2) <text:span text:style-name="T1">Explication :</text:span></text:p>
      <text:p text:style-name="P7">&gt; addiu $sp, $sp,-4</text:p>
      <text:p text:style-name="P6"><text:span text:style-name="T1">&gt; sw $zero, 0($sp)</text:span></text:p>
      <text:p text:style-name="P7">$sp est le pointeur (?) du sommet de la pile.</text:p>
      <text:p text:style-name="P7">La première instruction rajoute une case au dessus de la pile (les mots font 4 octets)</text:p>
      <text:p text:style-name="P7">La seconde instruction stocke dans cette case le mot "0".</text:p>
      <text:p text:style-name="P3"/>
      <text:p text:style-name="P4"><text:span text:style-name="T1">&gt; lw $0,0($sp)</text:span></text:p>
      <text:p text:style-name="P4"><text:span text:style-name="T1">&gt; addu</text:span> <text:span text:style-name="T1">$t0, $t0, $a0</text:span></text:p>
      <text:p text:style-name="P7">&gt; sw $t0, 0($sp)</text:p>
      <text:p text:style-name="P7">La première instruction stocke dans $t0 la valeur au sommet de la pile</text:p>
      <text:p text:style-name="P7">La seconde instruction effectue $t0 = $t0 + $a0 (donc comme $t0 représente res et $a0 représente x : res = res + x)</text:p>
      <text:p text:style-name="P8">La dernière instruction stocke $t0 au sommet de la pile.</text:p>
      <text:p text:style-name="P8"/>
      <text:p text:style-name="P8">Q3) <text:span text:style-name="T2">Déroulement de fibo(4) :</text:span></text:p>
      <text:p text:style-name="P12">&gt; fibo:</text:p>
      <text:p text:style-name="P9">&gt;<text:tab/>addiu $sp, $sp, -12</text:p>
      <text:p text:style-name="P9">On réserve 12 octets sur la pile (on empile 3 cases)</text:p>
      <text:p text:style-name="P9">&gt;<text:tab/>sw $ra, 8($sp)</text:p>
      <text:p text:style-name="P9">On charge dans la première case rajoutée (la plus basse) $ra (adresse de retour</text:p>
      <text:p text:style-name="P9">&gt;<text:tab/>sw $a0, 12($sp)</text:p>
      <text:p text:style-name="P9">On stocke dans la plus haute case de la fonction appelante $a0 <text:span text:style-name="T3">(premier paramètre de la fonction : n)</text:span></text:p>
      <text:p text:style-name="P10">&gt;<text:tab/>bne $a0, $zero, elsif</text:p>
      <text:p text:style-name="P10">Si $a0 != 0 ==&gt; on va dans elsif <text:span text:style-name="T4">(là $a0 = 4)</text:span></text:p>
      <text:p text:style-name="P12">&gt; elsif:</text:p>
      <text:p text:style-name="P12">&gt;<text:tab/>ori $t0, $zero, 1</text:p>
      <text:p text:style-name="P12">Ou bit à bit entre 1 et 0 : on stocke 1 dans $t0</text:p>
      <text:p text:style-name="P12">&gt;<text:tab/>bne $a0, $t0, else</text:p>
      <text:p text:style-name="P12">Si $a0 != $t0 (4 != 1 ok) on va dans else</text:p>
      <text:p text:style-name="P12"/>
      <text:p text:style-name="P12"/>
      <text:p text:style-name="P12"><text:soft-page-break/>&gt; else:</text:p>
      <text:p text:style-name="P12">&gt;<text:tab/>addiu $a0, $a0, -1</text:p>
      <text:p text:style-name="P12">On décrémente $a0 (n) de 1 ==&gt; $a0 = 3</text:p>
      <text:p text:style-name="P12">&gt;<text:tab/>jal fibo</text:p>
      <text:p text:style-name="P13">jal : jump and link. On va donc exécuter fibo puis revenir.</text:p>
      <text:p text:style-name="P13"/>
      <text:p text:style-name="P13">&gt; fibo: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&gt; move $v0, $zero</text:p>
      <text:p text:style-name="P10">On stocke 0 dans $v0 (première adresse de retour)</text:p>
      <text:p text:style-name="P11">&gt; <text:span text:style-name="T4">j fin</text:span></text:p>
      <text:p text:style-name="P11"><text:span text:style-name="T4">On va dans fin</text:span></text:p>
      <text:p text:style-name="P11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4:05:50.645183462</meta:creation-date>
    <dc:date>2019-04-03T16:57:21.040967417</dc:date>
    <meta:editing-duration>PT1H15M13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3" meta:paragraph-count="42" meta:word-count="297" meta:character-count="1384" meta:non-whitespace-character-count="1127"/>
  </office:meta>
</office:document-meta>
</file>